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Tahoma1" svg:font-family="Tahoma"/>
    <style:font-face style:name="Arial2" svg:font-family="Arial" style:font-adornments="Negrito" style:font-family-generic="swiss"/>
    <style:font-face style:name="Arial1" svg:font-family="Arial" style:font-adornments="Norm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  <style:text-properties fo:color="#b3b3b3" style:font-name="Arial" fo:font-size="7pt" style:font-size-asian="7pt" style:font-size-complex="7pt"/>
    </style:style>
    <style:style style:name="P2" style:family="paragraph" style:parent-style-name="Standard">
      <style:paragraph-properties fo:margin-left="0.199cm" fo:margin-right="0.199cm" fo:text-indent="0cm" style:auto-text-indent="false"/>
    </style:style>
    <style:style style:name="P3" style:family="paragraph" style:parent-style-name="Standard">
      <style:paragraph-properties fo:margin-left="0.199cm" fo:margin-right="0.199cm" fo:text-indent="0cm" style:auto-text-indent="false"/>
      <style:text-properties fo:font-weight="normal" style:font-weight-asian="normal" style:font-weight-complex="normal"/>
    </style:style>
    <style:style style:name="P4" style:family="paragraph">
      <style:paragraph-properties fo:text-align="center"/>
    </style:style>
    <style:style style:name="P5" style:family="paragraph">
      <style:text-properties style:font-name="Arial" fo:font-size="6pt" fo:font-weight="normal" style:font-size-asian="6pt" style:font-weight-asian="normal" style:font-size-complex="6pt" style:font-weight-complex="normal"/>
    </style:style>
    <style:style style:name="P6" style:family="paragraph">
      <style:paragraph-properties fo:text-align="end"/>
    </style:style>
    <style:style style:name="P7" style:family="paragraph">
      <style:paragraph-properties fo:text-align="end"/>
      <style:text-properties style:font-name="Arial" fo:font-size="8pt" fo:font-weight="bold" style:font-size-asian="8pt" style:font-weight-asian="bold" style:font-size-complex="8pt" style:font-weight-complex="bold"/>
    </style:style>
    <style:style style:name="P8" style:family="paragraph">
      <style:text-properties style:font-name="Arial" fo:font-size="6pt" style:font-size-asian="6pt" style:font-size-complex="6pt"/>
    </style:style>
    <style:style style:name="P9" style:family="paragraph">
      <style:paragraph-properties fo:text-align="start"/>
      <style:text-properties style:text-line-through-style="none" style:font-name="Arial1" fo:font-style="normal" style:text-underline-style="none"/>
    </style:style>
    <style:style style:name="P10" style:family="paragraph">
      <style:paragraph-properties fo:text-align="center"/>
      <style:text-properties style:text-line-through-style="none" style:font-name="Arial2" fo:font-size="10pt" fo:font-style="normal" style:text-underline-style="none" fo:font-weight="bold"/>
    </style:style>
    <style:style style:name="P11" style:family="paragraph">
      <style:paragraph-properties fo:text-align="center"/>
      <style:text-properties style:text-line-through-style="none" style:font-name="Arial2" fo:font-size="18pt" fo:font-style="normal" style:text-underline-style="none" fo:font-weight="bold"/>
    </style:style>
    <style:style style:name="P12" style:family="paragraph">
      <style:paragraph-properties fo:text-align="center"/>
      <style:text-properties style:text-line-through-style="none" style:font-name="Arial2" fo:font-size="12pt" fo:font-style="normal" style:text-underline-style="none" fo:font-weight="bold"/>
    </style:style>
    <style:style style:name="P13" style:family="paragraph">
      <style:paragraph-properties fo:text-align="start"/>
      <style:text-properties style:text-line-through-style="none" style:font-name="Arial1" fo:font-size="8pt" fo:font-style="normal" style:text-underline-style="non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Arial" fo:font-size="6pt" fo:font-weight="normal" style:font-size-asian="6pt" style:font-weight-asian="normal" style:font-size-complex="6pt" style:font-weight-complex="normal"/>
    </style:style>
    <style:style style:name="T3" style:family="text">
      <style:text-properties style:font-name="Arial" fo:font-size="8pt" fo:font-weight="bold" style:font-size-asian="8pt" style:font-weight-asian="bold" style:font-size-complex="8pt" style:font-weight-complex="bold"/>
    </style:style>
    <style:style style:name="T4" style:family="text">
      <style:text-properties style:font-name="Arial" fo:font-size="6pt" style:font-size-asian="6pt" style:font-size-complex="6pt"/>
    </style:style>
    <style:style style:name="gr1" style:family="graphic">
      <style:graphic-properties svg:stroke-width="0.041cm" draw:marker-start-width="0.409cm" draw:marker-end-width="0.409cm" draw:fill="solid" draw:fill-color="#ffffff" draw:textarea-horizontal-align="center" draw:textarea-vertical-align="middle" fo:padding-top="0.019cm" fo:padding-bottom="0.019cm" fo:padding-left="0.019cm" fo:padding-right="0.019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041cm" draw:marker-start-width="0.409cm" draw:marker-end-width="0.409cm" draw:fill-color="#ffffff" draw:textarea-horizontal-align="left" draw:textarea-vertical-align="top" draw:auto-grow-height="false" fo:padding-top="0.03cm" fo:padding-bottom="0.019cm" fo:padding-left="0.12cm" fo:padding-right="0.019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0.385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dash" draw:stroke-dash="Ultrafine_20_Dashed" draw:textarea-horizontal-align="center" draw:textarea-vertical-align="middle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fo:min-height="0.247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color="#000000" draw:fill="none" draw:fill-color="#ffffff" fo:min-height="0.31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svg:stroke-color="#000000" draw:fill="none" draw:fill-color="#ffffff" fo:min-height="0.332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fo:border="none #000000"/>
    </style:style>
  </office:automatic-styles>
  <office:body>
    <office:text>
      <office:forms form:automatic-focus="true" form:apply-design-mode="true">
        <form:form form:name="Boleto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text form:name="txtRsCedente" form:control-implementation="ooo:com.sun.star.form.component.TextField" xml:id="control1" form:id="control1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AgenciaCodigoCedente" form:control-implementation="ooo:com.sun.star.form.component.TextField" xml:id="control2" form:id="control2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Especie" form:control-implementation="ooo:com.sun.star.form.component.TextField" xml:id="control3" form:id="control3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area form:name="txtRsLogoBanco" form:control-implementation="ooo:com.sun.star.form.component.TextField" xml:id="control4" form:id="control4" form:readonly="true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 form:name="txtRsQuantidade" form:control-implementation="ooo:com.sun.star.form.component.TextField" xml:id="control5" form:id="control5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NossoNumero" form:control-implementation="ooo:com.sun.star.form.component.TextField" xml:id="control6" form:id="control6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NumeroDocumento" form:control-implementation="ooo:com.sun.star.form.component.TextField" xml:id="control7" form:id="control7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CpfCnpj" form:control-implementation="ooo:com.sun.star.form.component.TextField" xml:id="control8" form:id="control8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DataVencimento" form:control-implementation="ooo:com.sun.star.form.component.TextField" xml:id="control9" form:id="control9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ValorDocumento" form:control-implementation="ooo:com.sun.star.form.component.TextField" xml:id="control10" form:id="control10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DescontoAbatimento" form:control-implementation="ooo:com.sun.star.form.component.TextField" xml:id="control11" form:id="control11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OutraDeducao" form:control-implementation="ooo:com.sun.star.form.component.TextField" xml:id="control12" form:id="control12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MoraMulta" form:control-implementation="ooo:com.sun.star.form.component.TextField" xml:id="control13" form:id="control13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OutroAcrescimo" form:control-implementation="ooo:com.sun.star.form.component.TextField" xml:id="control14" form:id="control14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ValorCobrado" form:control-implementation="ooo:com.sun.star.form.component.TextField" xml:id="control15" form:id="control15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InstrucaoAoSacado" form:control-implementation="ooo:com.sun.star.form.component.TextField" xml:id="control16" form:id="control16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CodBanco" form:control-implementation="ooo:com.sun.star.form.component.TextField" xml:id="control17" form:id="control17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LinhaDigitavel" form:control-implementation="ooo:com.sun.star.form.component.TextField" xml:id="control18" form:id="control18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area form:name="txtFcLogoBanco" form:control-implementation="ooo:com.sun.star.form.component.TextField" xml:id="control19" form:id="control19" form:readonly="true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 form:name="txtFcCodBanco" form:control-implementation="ooo:com.sun.star.form.component.TextField" xml:id="control20" form:id="control20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LinhaDigitavel" form:control-implementation="ooo:com.sun.star.form.component.TextField" xml:id="control21" form:id="control21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LocalPagamento" form:control-implementation="ooo:com.sun.star.form.component.TextField" xml:id="control22" form:id="control22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Cedente" form:control-implementation="ooo:com.sun.star.form.component.TextField" xml:id="control23" form:id="control23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DataVencimento" form:control-implementation="ooo:com.sun.star.form.component.TextField" xml:id="control24" form:id="control24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AgenciaCodigoCedente" form:control-implementation="ooo:com.sun.star.form.component.TextField" xml:id="control25" form:id="control25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ValorDocumento" form:control-implementation="ooo:com.sun.star.form.component.TextField" xml:id="control26" form:id="control26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NossoNumero" form:control-implementation="ooo:com.sun.star.form.component.TextField" xml:id="control27" form:id="control27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DescontoAbatimento" form:control-implementation="ooo:com.sun.star.form.component.TextField" xml:id="control28" form:id="control28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OutraDeducao" form:control-implementation="ooo:com.sun.star.form.component.TextField" xml:id="control29" form:id="control29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MoraMulta" form:control-implementation="ooo:com.sun.star.form.component.TextField" xml:id="control30" form:id="control30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OutroAcrescimo" form:control-implementation="ooo:com.sun.star.form.component.TextField" xml:id="control31" form:id="control31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DataDocumento" form:control-implementation="ooo:com.sun.star.form.component.TextField" xml:id="control32" form:id="control32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NumeroDocumento" form:control-implementation="ooo:com.sun.star.form.component.TextField" xml:id="control33" form:id="control33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EspecieDocumento" form:control-implementation="ooo:com.sun.star.form.component.TextField" xml:id="control34" form:id="control34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Aceite" form:control-implementation="ooo:com.sun.star.form.component.TextField" xml:id="control35" form:id="control35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DataProcessamento" form:control-implementation="ooo:com.sun.star.form.component.TextField" xml:id="control36" form:id="control36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UsoBanco" form:control-implementation="ooo:com.sun.star.form.component.TextField" xml:id="control37" form:id="control37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Carteira" form:control-implementation="ooo:com.sun.star.form.component.TextField" xml:id="control38" form:id="control38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Especie" form:control-implementation="ooo:com.sun.star.form.component.TextField" xml:id="control39" form:id="control39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Quantidade" form:control-implementation="ooo:com.sun.star.form.component.TextField" xml:id="control40" form:id="control40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Valor" form:control-implementation="ooo:com.sun.star.form.component.TextField" xml:id="control41" form:id="control41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ValorCobrado" form:control-implementation="ooo:com.sun.star.form.component.TextField" xml:id="control42" form:id="control42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area form:name="txtFcSacadoL1" form:control-implementation="ooo:com.sun.star.form.component.TextField" xml:id="control43" form:id="control43" form:readonly="true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 form:name="txtFcSacadorAvalistaL1" form:control-implementation="ooo:com.sun.star.form.component.TextField" xml:id="control44" form:id="control44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CodigoBarra" form:control-implementation="ooo:com.sun.star.form.component.TextField" xml:id="control45" form:id="control45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Sacado" form:control-implementation="ooo:com.sun.star.form.component.TextField" xml:id="control46" form:id="control46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InstrucaoAoCaixa1" form:control-implementation="ooo:com.sun.star.form.component.TextField" xml:id="control47" form:id="control47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InstrucaoAoCaixa2" form:control-implementation="ooo:com.sun.star.form.component.TextField" xml:id="control48" form:id="control48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InstrucaoAoCaixa3" form:control-implementation="ooo:com.sun.star.form.component.TextField" xml:id="control49" form:id="control49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InstrucaoAoCaixa4" form:control-implementation="ooo:com.sun.star.form.component.TextField" xml:id="control50" form:id="control50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InstrucaoAoCaixa5" form:control-implementation="ooo:com.sun.star.form.component.TextField" xml:id="control51" form:id="control51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InstrucaoAoCaixa6" form:control-implementation="ooo:com.sun.star.form.component.TextField" xml:id="control52" form:id="control52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InstrucaoAoCaixa7" form:control-implementation="ooo:com.sun.star.form.component.TextField" xml:id="control53" form:id="control53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InstrucaoAoCaixa8" form:control-implementation="ooo:com.sun.star.form.component.TextField" xml:id="control54" form:id="control54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area form:name="txtFcSacadoL2" form:control-implementation="ooo:com.sun.star.form.component.TextField" xml:id="control55" form:id="control55" form:readonly="true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area form:name="txtFcSacadoL3" form:control-implementation="ooo:com.sun.star.form.component.TextField" xml:id="control56" form:id="control56" form:readonly="true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 form:name="txtFcSacadorAvalistaL2" form:control-implementation="ooo:com.sun.star.form.component.TextField" xml:id="control57" form:id="control57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SacadorAvalistaL3" form:control-implementation="ooo:com.sun.star.form.component.TextField" xml:id="control58" form:id="control58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/>
      <text:p text:style-name="P2"/>
      <text:p text:style-name="P3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rect text:anchor-type="paragraph" draw:z-index="0" draw:style-name="gr1" draw:text-style-name="P4" svg:width="4.478cm" svg:height="1.235cm" svg:x="0.25cm" svg:y="1.122cm"><text:p/></draw:rect><draw:rect text:anchor-type="paragraph" draw:z-index="1" draw:style-name="gr1" draw:text-style-name="P4" svg:width="1.989cm" svg:height="1.241cm" svg:x="4.763cm" svg:y="1.122cm"><text:p/></draw:rect><draw:rect text:anchor-type="paragraph" draw:z-index="2" draw:style-name="gr1" draw:text-style-name="P4" svg:width="12.593cm" svg:height="1.23cm" svg:x="6.787cm" svg:y="1.124cm"><text:p/></draw:rect><draw:custom-shape text:anchor-type="paragraph" draw:z-index="3" draw:style-name="gr2" draw:text-style-name="P5" svg:width="8.937cm" svg:height="0.75cm" svg:x="0.25cm" svg:y="2.36cm"><text:p><text:span text:style-name="T2">Beneficiário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4" draw:style-name="gr2" draw:text-style-name="P5" svg:width="3.786cm" svg:height="0.75cm" svg:x="9.186cm" svg:y="2.36cm"><text:p><text:span text:style-name="T2">Agência / Código do Beneficiário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5" draw:style-name="gr2" draw:text-style-name="P5" svg:width="1.158cm" svg:height="0.75cm" svg:x="12.972cm" svg:y="2.36cm"><text:p><text:span text:style-name="T2">Espécie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6" draw:style-name="gr2" draw:text-style-name="P5" svg:width="1.493cm" svg:height="0.75cm" svg:x="14.129cm" svg:y="2.36cm"><text:p><text:span text:style-name="T2">Quantidade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7" draw:style-name="gr2" draw:text-style-name="P5" svg:width="3.756cm" svg:height="0.75cm" svg:x="15.621cm" svg:y="2.36cm"><text:p><text:span text:style-name="T2">Nosso número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text:anchor-type="paragraph" draw:z-index="8" draw:style-name="gr2" draw:text-style-name="P5" svg:width="5.963cm" svg:height="0.75cm" svg:x="0.25cm" svg:y="3.11cm"><text:p><text:span text:style-name="T2">Número do documento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9" draw:style-name="gr2" draw:text-style-name="P5" svg:width="3.918cm" svg:height="0.75cm" svg:x="6.212cm" svg:y="3.11cm"><text:p><text:span text:style-name="T2">CPF / CNPJ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10" draw:style-name="gr2" draw:text-style-name="P5" svg:width="4cm" svg:height="0.75cm" svg:x="10.13cm" svg:y="3.11cm"><text:p><text:span text:style-name="T2">Data de Vencimento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11" draw:style-name="gr2" draw:text-style-name="P5" svg:width="5.248cm" svg:height="0.75cm" svg:x="14.129cm" svg:y="3.11cm"><text:p><text:span text:style-name="T2">Valor Documento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text:anchor-type="paragraph" draw:z-index="12" draw:style-name="gr2" draw:text-style-name="P5" svg:width="4.042cm" svg:height="0.75cm" svg:x="0.25cm" svg:y="3.859cm"><text:p><text:span text:style-name="T2">(-) Descontos / Abatimentos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13" draw:style-name="gr2" draw:text-style-name="P5" svg:width="3.312cm" svg:height="0.75cm" svg:x="4.292cm" svg:y="3.859cm"><text:p><text:span text:style-name="T2">(-) Outras deduções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14" draw:style-name="gr2" draw:text-style-name="P5" svg:width="3.264cm" svg:height="0.75cm" svg:x="7.602cm" svg:y="3.859cm"><text:p><text:span text:style-name="T2">(+) Mora / Multa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15" draw:style-name="gr2" draw:text-style-name="P5" svg:width="3.289cm" svg:height="0.75cm" svg:x="10.841cm" svg:y="3.859cm"><text:p><text:span text:style-name="T2">(+) Outros acréscimos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16" draw:style-name="gr2" draw:text-style-name="P5" svg:width="5.248cm" svg:height="0.75cm" svg:x="14.129cm" svg:y="3.859cm"><text:p><text:span text:style-name="T2">(=) Valor Cobrado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text:anchor-type="paragraph" draw:z-index="17" draw:style-name="gr2" draw:text-style-name="P5" svg:width="14.812cm" svg:height="0.75cm" svg:x="0.25cm" svg:y="5.359cm"><text:p><text:span text:style-name="T2">Instruções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18" draw:style-name="gr2" draw:text-style-name="P5" svg:width="4.315cm" svg:height="0.75cm" svg:x="15.065cm" svg:y="5.359cm"><text:p><text:span text:style-name="T2">Autenticação Mecânica</text:span></text:p><draw:enhanced-geometry svg:viewBox="0 0 21600 21600" draw:glue-points="10800 0 0 10800 10800 21600 21600 10800" draw:type="flowchart-process" draw:enhanced-path="M 0 0 L 21600 0 21600 21600 0 21600 0 0 Z N"/></draw:custom-shape><draw:frame text:anchor-type="paragraph" draw:z-index="19" draw:style-name="gr3" draw:text-style-name="P7" svg:width="3.123cm" svg:height="0.385cm" svg:x="16.258cm" svg:y="0.688cm"><draw:text-box><text:p text:style-name="P6"><text:span text:style-name="T3">RECIBO DO PAGADOR</text:span></text:p></draw:text-box></draw:frame><draw:line text:anchor-type="paragraph" draw:z-index="20" draw:style-name="gr4" draw:text-style-name="P4" svg:x1="0.252cm" svg:y1="6.643cm" svg:x2="19.379cm" svg:y2="6.643cm"><text:p/></draw:line><draw:custom-shape text:anchor-type="paragraph" draw:z-index="21" draw:style-name="gr2" draw:text-style-name="P5" svg:width="19.128cm" svg:height="1.62cm" svg:x="0.252cm" svg:y="15.074cm"><text:p><text:span text:style-name="T2">Pagador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frame text:anchor-type="paragraph" draw:z-index="22" draw:style-name="gr5" draw:text-style-name="P8" svg:width="2.015cm" svg:height="0.248cm" svg:x="17.383cm" svg:y="6.376cm"><draw:text-box><text:p><text:span text:style-name="T4">Corte na linha abaixo</text:span></text:p></draw:text-box></draw:frame><draw:custom-shape text:anchor-type="paragraph" draw:z-index="23" draw:style-name="gr2" draw:text-style-name="P5" svg:width="14.579cm" svg:height="0.75cm" svg:x="0.25cm" svg:y="8.331cm"><text:p><text:span text:style-name="T2">Local de pagamento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24" draw:style-name="gr2" draw:text-style-name="P5" svg:width="4.552cm" svg:height="0.75cm" svg:x="14.829cm" svg:y="8.331cm"><text:p><text:span text:style-name="T2">Vencimento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25" draw:style-name="gr2" draw:text-style-name="P5" svg:width="14.579cm" svg:height="0.75cm" svg:x="0.25cm" svg:y="9.081cm"><text:p><text:span text:style-name="T2">Beneficiário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26" draw:style-name="gr2" draw:text-style-name="P5" svg:width="4.552cm" svg:height="0.75cm" svg:x="14.829cm" svg:y="9.081cm"><text:p><text:span text:style-name="T2">Agência / Código do Beneficiário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27" draw:style-name="gr2" draw:text-style-name="P5" svg:width="4.552cm" svg:height="0.75cm" svg:x="14.829cm" svg:y="9.83cm"><text:p><text:span text:style-name="T2">Nosso Número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28" draw:style-name="gr2" draw:text-style-name="P5" svg:width="4.552cm" svg:height="0.75cm" svg:x="14.829cm" svg:y="10.58cm"><text:p><text:span text:style-name="T2">Valor Documento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29" draw:style-name="gr2" draw:text-style-name="P5" svg:width="4.552cm" svg:height="0.75cm" svg:x="14.829cm" svg:y="11.329cm"><text:p><text:span text:style-name="T2">(-) Descontos / Abatimentos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30" draw:style-name="gr2" draw:text-style-name="P5" svg:width="4.552cm" svg:height="0.75cm" svg:x="14.829cm" svg:y="12.079cm"><text:p><text:span text:style-name="T2">(-) Outras deduções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31" draw:style-name="gr2" draw:text-style-name="P5" svg:width="4.552cm" svg:height="0.75cm" svg:x="14.829cm" svg:y="12.829cm"><text:p><text:span text:style-name="T2">(+) Mora / Multa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32" draw:style-name="gr2" draw:text-style-name="P5" svg:width="4.552cm" svg:height="0.75cm" svg:x="14.829cm" svg:y="13.578cm"><text:p><text:span text:style-name="T2">(+) Outros acréscimos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33" draw:style-name="gr2" draw:text-style-name="P5" svg:width="4.552cm" svg:height="0.75cm" svg:x="14.829cm" svg:y="14.328cm"><text:p><text:span text:style-name="T2">(=) Valor Cobrado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34" draw:style-name="gr2" draw:text-style-name="P5" svg:width="19.128cm" svg:height="1.62cm" svg:x="0.252cm" svg:y="16.695cm"><text:p><text:span text:style-name="T2">Sacador / Avalista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35" draw:style-name="gr2" draw:text-style-name="P5" svg:width="2.534cm" svg:height="0.75cm" svg:x="0.25cm" svg:y="9.83cm"><text:p><text:span text:style-name="T2">Data do Documento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36" draw:style-name="gr2" draw:text-style-name="P5" svg:width="2.952cm" svg:height="0.75cm" svg:x="2.783cm" svg:y="9.83cm"><text:p><text:span text:style-name="T2">Nº do Documento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37" draw:style-name="gr2" draw:text-style-name="P5" svg:width="2.998cm" svg:height="0.75cm" svg:x="5.734cm" svg:y="9.83cm"><text:p><text:span text:style-name="T2">Espécie Doc.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38" draw:style-name="gr2" draw:text-style-name="P5" svg:width="2.095cm" svg:height="0.75cm" svg:x="8.731cm" svg:y="9.83cm"><text:p><text:span text:style-name="T2">Aceite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39" draw:style-name="gr2" draw:text-style-name="P5" svg:width="4.005cm" svg:height="0.75cm" svg:x="10.825cm" svg:y="9.83cm"><text:p><text:span text:style-name="T2">Data Processamento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40" draw:style-name="gr2" draw:text-style-name="P5" svg:width="2.534cm" svg:height="0.75cm" svg:x="0.25cm" svg:y="10.58cm"><text:p><text:span text:style-name="T2">Uso do Banco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41" draw:style-name="gr2" draw:text-style-name="P5" svg:width="1.916cm" svg:height="0.75cm" svg:x="2.783cm" svg:y="10.58cm"><text:p><text:span text:style-name="T2">Carteira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42" draw:style-name="gr2" draw:text-style-name="P5" svg:width="2.565cm" svg:height="0.75cm" svg:x="4.699cm" svg:y="10.58cm"><text:p><text:span text:style-name="T2">Espécie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43" draw:style-name="gr2" draw:text-style-name="P5" svg:width="3.562cm" svg:height="0.75cm" svg:x="7.264cm" svg:y="10.58cm"><text:p><text:span text:style-name="T2">Quantidade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44" draw:style-name="gr2" draw:text-style-name="P5" svg:width="4.005cm" svg:height="0.75cm" svg:x="10.825cm" svg:y="10.58cm"><text:p><text:span text:style-name="T2">Valor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45" draw:style-name="gr2" draw:text-style-name="P5" svg:width="14.579cm" svg:height="3.749cm" svg:x="0.25cm" svg:y="11.329cm"><text:p><text:span text:style-name="T2">Instruções (texto de responsabilidade do Beneficiário)</text:span></text:p><draw:enhanced-geometry svg:viewBox="0 0 21600 21600" draw:glue-points="10800 0 0 10800 10800 21600 21600 10800" draw:type="flowchart-process" draw:enhanced-path="M 0 0 L 21600 0 21600 21600 0 21600 0 0 Z N"/></draw:custom-shape><draw:frame text:anchor-type="paragraph" draw:z-index="46" draw:style-name="gr6" draw:text-style-name="P7" svg:width="3.915cm" svg:height="0.327cm" svg:x="15.466cm" svg:y="18.538cm"><draw:text-box><text:p text:style-name="P6"><text:span text:style-name="T3">FICHA DE COMPENSAÇÃO</text:span></text:p></draw:text-box></draw:frame><draw:frame text:anchor-type="paragraph" draw:z-index="47" draw:style-name="gr7" draw:text-style-name="P8" svg:width="2.357cm" svg:height="0.332cm" svg:x="12.487cm" svg:y="18.567cm"><draw:text-box><text:p><text:span text:style-name="T4">Autenticação Mecânica</text:span></text:p></draw:text-box></draw:frame><draw:rect text:anchor-type="paragraph" draw:z-index="48" draw:style-name="gr1" draw:text-style-name="P4" svg:width="4.478cm" svg:height="1.235cm" svg:x="0.25cm" svg:y="7.091cm"><text:p/></draw:rect><draw:rect text:anchor-type="paragraph" draw:z-index="49" draw:style-name="gr1" draw:text-style-name="P4" svg:width="1.989cm" svg:height="1.241cm" svg:x="4.763cm" svg:y="7.091cm"><text:p/></draw:rect><draw:rect text:anchor-type="paragraph" draw:z-index="50" draw:style-name="gr1" draw:text-style-name="P4" svg:width="12.593cm" svg:height="1.23cm" svg:x="6.787cm" svg:y="7.093cm"><text:p/></draw:rect><draw:custom-shape text:anchor-type="paragraph" draw:z-index="51" draw:style-name="gr2" draw:text-style-name="P5" svg:width="19.134cm" svg:height="0.75cm" svg:x="0.25cm" svg:y="4.609cm"><text:p><text:span text:style-name="T2">Pagador</text:span></text:p><draw:enhanced-geometry svg:viewBox="0 0 21600 21600" draw:glue-points="10800 0 0 10800 10800 21600 21600 10800" draw:type="flowchart-process" draw:enhanced-path="M 0 0 L 21600 0 21600 21600 0 21600 0 0 Z N"/></draw:custom-shape><draw:g text:anchor-type="paragraph" draw:z-index="52" draw:style-name="gr8"><draw:control draw:style-name="gr9" draw:text-style-name="P9" svg:width="8.699cm" svg:height="0.396cm" svg:x="0.411cm" svg:y="2.662cm" draw:control="control1"/><draw:control draw:style-name="gr9" draw:text-style-name="P9" svg:width="3.527cm" svg:height="0.396cm" svg:x="9.327cm" svg:y="2.662cm" draw:control="control2"/><draw:control draw:style-name="gr9" draw:text-style-name="P9" svg:width="0.929cm" svg:height="0.396cm" svg:x="13.12cm" svg:y="2.662cm" draw:control="control3"/><draw:control draw:style-name="gr9" draw:text-style-name="P10" svg:width="4.123cm" svg:height="0.953cm" svg:x="0.455cm" svg:y="1.279cm" draw:control="control4"/><draw:control draw:style-name="gr9" draw:text-style-name="P9" svg:width="1.274cm" svg:height="0.396cm" svg:x="14.27cm" svg:y="2.662cm" draw:control="control5"/><draw:control draw:style-name="gr9" draw:text-style-name="P9" svg:width="3.555cm" svg:height="0.401cm" svg:x="15.742cm" svg:y="2.662cm" draw:control="control6"/><draw:control draw:name="txtNumeroDocumento" draw:style-name="gr9" draw:text-style-name="P9" svg:width="5.696cm" svg:height="0.396cm" svg:x="0.411cm" svg:y="3.412cm" draw:control="control7"/><draw:control draw:name="txtNumeroDocumento" draw:style-name="gr9" draw:text-style-name="P9" svg:width="3.682cm" svg:height="0.396cm" svg:x="6.341cm" svg:y="3.412cm" draw:control="control8"/><draw:control draw:name="txtNumeroDocumento" draw:style-name="gr9" draw:text-style-name="P9" svg:width="3.793cm" svg:height="0.396cm" svg:x="10.259cm" svg:y="3.412cm" draw:control="control9"/><draw:control draw:name="txtNumeroDocumento" draw:style-name="gr9" draw:text-style-name="P9" svg:width="5.024cm" svg:height="0.396cm" svg:x="14.268cm" svg:y="3.412cm" draw:control="control10"/><draw:control draw:name="txtNumeroDocumento" draw:style-name="gr9" draw:text-style-name="P9" svg:width="3.795cm" svg:height="0.396cm" svg:x="0.411cm" svg:y="4.161cm" draw:control="control11"/><draw:control draw:name="txtNumeroDocumento" draw:style-name="gr9" draw:text-style-name="P9" svg:width="3.086cm" svg:height="0.396cm" svg:x="4.42cm" svg:y="4.161cm" draw:control="control12"/><draw:control draw:name="txtNumeroDocumento" draw:style-name="gr9" draw:text-style-name="P9" svg:width="3.049cm" svg:height="0.396cm" svg:x="7.701cm" svg:y="4.161cm" draw:control="control13"/><draw:control draw:name="txtNumeroDocumento" draw:style-name="gr9" draw:text-style-name="P9" svg:width="3.049cm" svg:height="0.396cm" svg:x="10.966cm" svg:y="4.161cm" draw:control="control14"/><draw:control draw:name="txtNumeroDocumento" draw:style-name="gr9" draw:text-style-name="P9" svg:width="5.061cm" svg:height="0.396cm" svg:x="14.231cm" svg:y="4.161cm" draw:control="control15"/><draw:control draw:name="txtNumeroDocumento" draw:style-name="gr9" draw:text-style-name="P9" svg:width="14.537cm" svg:height="0.396cm" svg:x="0.411cm" svg:y="5.661cm" draw:control="control16"/><draw:control draw:style-name="gr9" draw:text-style-name="P11" svg:width="1.851cm" svg:height="0.952cm" svg:x="4.835cm" svg:y="1.274cm" draw:control="control17"/><draw:control draw:style-name="gr9" draw:text-style-name="P12" svg:width="12.286cm" svg:height="0.953cm" svg:x="6.939cm" svg:y="1.279cm" draw:control="control18"/><draw:control draw:style-name="gr9" draw:text-style-name="P10" svg:width="4.123cm" svg:height="0.953cm" svg:x="0.455cm" svg:y="7.248cm" draw:control="control19"/><draw:control draw:style-name="gr9" draw:text-style-name="P11" svg:width="1.851cm" svg:height="0.952cm" svg:x="4.835cm" svg:y="7.248cm" draw:control="control20"/><draw:control draw:style-name="gr9" draw:text-style-name="P12" svg:width="12.286cm" svg:height="0.953cm" svg:x="6.939cm" svg:y="7.248cm" draw:control="control21"/><draw:control draw:style-name="gr9" draw:text-style-name="P9" svg:width="14.311cm" svg:height="0.396cm" svg:x="0.411cm" svg:y="8.64cm" draw:control="control22"/><draw:control draw:style-name="gr9" draw:text-style-name="P9" svg:width="14.311cm" svg:height="0.396cm" svg:x="0.411cm" svg:y="9.383cm" draw:control="control23"/><draw:control draw:style-name="gr9" draw:text-style-name="P9" svg:width="4.313cm" svg:height="0.396cm" svg:x="14.94cm" svg:y="8.64cm" draw:control="control24"/><draw:control draw:style-name="gr9" draw:text-style-name="P9" svg:width="4.313cm" svg:height="0.396cm" svg:x="14.94cm" svg:y="9.383cm" draw:control="control25"/><draw:control draw:style-name="gr9" draw:text-style-name="P9" svg:width="4.315cm" svg:height="0.396cm" svg:x="14.958cm" svg:y="10.885cm" draw:control="control26"/><draw:control draw:style-name="gr9" draw:text-style-name="P9" svg:width="4.315cm" svg:height="0.396cm" svg:x="14.958cm" svg:y="10.109cm" draw:control="control27"/><draw:control draw:style-name="gr9" draw:text-style-name="P9" svg:width="4.315cm" svg:height="0.396cm" svg:x="14.958cm" svg:y="11.633cm" draw:control="control28"/><draw:control draw:style-name="gr9" draw:text-style-name="P9" svg:width="4.315cm" svg:height="0.396cm" svg:x="14.958cm" svg:y="12.381cm" draw:control="control29"/><draw:control draw:style-name="gr9" draw:text-style-name="P9" svg:width="4.315cm" svg:height="0.396cm" svg:x="14.958cm" svg:y="13.131cm" draw:control="control30"/><draw:control draw:style-name="gr9" draw:text-style-name="P9" svg:width="4.315cm" svg:height="0.396cm" svg:x="14.958cm" svg:y="13.882cm" draw:control="control31"/><draw:control draw:style-name="gr9" draw:text-style-name="P9" svg:width="2.271cm" svg:height="0.396cm" svg:x="0.411cm" svg:y="10.109cm" draw:control="control32"/><draw:control draw:style-name="gr9" draw:text-style-name="P9" svg:width="2.73cm" svg:height="0.396cm" svg:x="2.91cm" svg:y="10.109cm" draw:control="control33"/><draw:control draw:style-name="gr9" draw:text-style-name="P9" svg:width="2.786cm" svg:height="0.396cm" svg:x="5.856cm" svg:y="10.109cm" draw:control="control34"/><draw:control draw:style-name="gr9" draw:text-style-name="P9" svg:width="1.853cm" svg:height="0.396cm" svg:x="8.877cm" svg:y="10.109cm" draw:control="control35"/><draw:control draw:style-name="gr9" draw:text-style-name="P9" svg:width="3.774cm" svg:height="0.396cm" svg:x="10.966cm" svg:y="10.109cm" draw:control="control36"/><draw:control draw:style-name="gr9" draw:text-style-name="P9" svg:width="2.271cm" svg:height="0.396cm" svg:x="0.411cm" svg:y="10.885cm" draw:control="control37"/><draw:control draw:style-name="gr9" draw:text-style-name="P9" svg:width="1.692cm" svg:height="0.401cm" svg:x="2.905cm" svg:y="10.885cm" draw:control="control38"/><draw:control draw:style-name="gr9" draw:text-style-name="P9" svg:width="2.304cm" svg:height="0.401cm" svg:x="4.847cm" svg:y="10.885cm" draw:control="control39"/><draw:control draw:style-name="gr9" draw:text-style-name="P9" svg:width="3.301cm" svg:height="0.401cm" svg:x="7.435cm" svg:y="10.885cm" draw:control="control40"/><draw:control draw:style-name="gr9" draw:text-style-name="P9" svg:width="3.793cm" svg:height="0.401cm" svg:x="10.966cm" svg:y="10.885cm" draw:control="control41"/><draw:control draw:style-name="gr9" draw:text-style-name="P9" svg:width="4.315cm" svg:height="0.396cm" svg:x="14.958cm" svg:y="14.648cm" draw:control="control42"/><draw:control draw:style-name="gr9" draw:text-style-name="P13" svg:width="18.864cm" svg:height="0.401cm" svg:x="0.411cm" svg:y="15.394cm" draw:control="control43"/><draw:control draw:style-name="gr9" draw:text-style-name="P9" svg:width="18.864cm" svg:height="0.401cm" svg:x="0.411cm" svg:y="17.008cm" draw:control="control44"/><draw:control draw:style-name="gr9" draw:text-style-name="P10" svg:width="10.891cm" svg:height="1.301cm" svg:x="0.252cm" svg:y="18.565cm" draw:control="control45"/><draw:control draw:name="txtNumeroDocumento" draw:style-name="gr9" draw:text-style-name="P9" svg:width="18.834cm" svg:height="0.396cm" svg:x="0.411cm" svg:y="4.911cm" draw:control="control46"/><draw:control draw:name="txtNumeroDocumento" draw:style-name="gr9" draw:text-style-name="P9" svg:width="14.292cm" svg:height="0.396cm" svg:x="0.409cm" svg:y="11.663cm" draw:control="control47"/><draw:control draw:name="txtNumeroDocumento" draw:style-name="gr9" draw:text-style-name="P9" svg:width="14.292cm" svg:height="0.396cm" svg:x="0.409cm" svg:y="12.081cm" draw:control="control48"/><draw:control draw:name="txtNumeroDocumento" draw:style-name="gr9" draw:text-style-name="P9" svg:width="14.292cm" svg:height="0.396cm" svg:x="0.409cm" svg:y="12.498cm" draw:control="control49"/><draw:control draw:name="txtNumeroDocumento" draw:style-name="gr9" draw:text-style-name="P9" svg:width="14.292cm" svg:height="0.396cm" svg:x="0.409cm" svg:y="12.916cm" draw:control="control50"/><draw:control draw:name="txtNumeroDocumento" draw:style-name="gr9" draw:text-style-name="P9" svg:width="14.292cm" svg:height="0.396cm" svg:x="0.409cm" svg:y="13.351cm" draw:control="control51"/><draw:control draw:name="txtNumeroDocumento" draw:style-name="gr9" draw:text-style-name="P9" svg:width="14.292cm" svg:height="0.396cm" svg:x="0.409cm" svg:y="13.769cm" draw:control="control52"/><draw:control draw:name="txtNumeroDocumento" draw:style-name="gr9" draw:text-style-name="P9" svg:width="14.292cm" svg:height="0.396cm" svg:x="0.409cm" svg:y="14.187cm" draw:control="control53"/><draw:control draw:name="txtNumeroDocumento" draw:style-name="gr9" draw:text-style-name="P9" svg:width="14.292cm" svg:height="0.396cm" svg:x="0.409cm" svg:y="14.618cm" draw:control="control54"/><draw:control draw:style-name="gr9" draw:text-style-name="P13" svg:width="18.864cm" svg:height="0.401cm" svg:x="0.411cm" svg:y="15.821cm" draw:control="control55"/><draw:control draw:style-name="gr9" draw:text-style-name="P13" svg:width="18.864cm" svg:height="0.401cm" svg:x="0.411cm" svg:y="16.239cm" draw:control="control56"/><draw:control draw:style-name="gr9" draw:text-style-name="P9" svg:width="18.864cm" svg:height="0.401cm" svg:x="0.411cm" svg:y="17.431cm" draw:control="control57"/><draw:control draw:style-name="gr9" draw:text-style-name="P9" svg:width="18.864cm" svg:height="0.401cm" svg:x="0.411cm" svg:y="17.867cm" draw:control="control58"/></draw:g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Tahoma1" svg:font-family="Tahoma"/>
    <style:font-face style:name="Arial2" svg:font-family="Arial" style:font-adornments="Negrito" style:font-family-generic="swiss"/>
    <style:font-face style:name="Arial1" svg:font-family="Arial" style:font-adornments="Norm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8cm" style:type="center"/>
          <style:tab-stop style:position="19.6cm" style:type="right"/>
        </style:tab-stops>
      </style:paragraph-properties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color="#b3b3b3" style:font-name="Arial" fo:font-size="7pt" style:font-size-asian="7pt" style:font-size-complex="7pt"/>
    </style:style>
    <style:style style:name="MT1" style:family="text">
      <style:text-properties fo:font-weight="bold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0.7cm" fo:margin-bottom="0.7cm" fo:margin-left="0.7cm" fo:margin-right="0.7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Gerado por <text:span text:style-name="MT1">Bopepo</text:span> – http://www.jrimum.org/bopepo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BrOffice/3.3$Win32 LibreOffice_project/330m19$Build-8</meta:generator>
    <meta:initial-creator>Misael Queiroz</meta:initial-creator>
    <meta:creation-date>2008-01-18T19:37:11</meta:creation-date>
    <dc:creator>Gilmar P.S.L.</dc:creator>
    <dc:date>2014-02-01T18:29:41.11</dc:date>
    <meta:editing-cycles>114</meta:editing-cycles>
    <meta:editing-duration>PT8H57M27S</meta:editing-duration>
    <dc:description>http://www.jrimum.org/bopepo</dc:description>
    <meta:keyword>Boleto</meta:keyword>
    <meta:keyword>JRimum</meta:keyword>
    <meta:keyword>Bopepo</meta:keyword>
    <dc:subject>Boleto</dc:subject>
    <dc:title>Boleto padrão JRimum-Bopepo</dc:title>
    <meta:document-statistic meta:table-count="0" meta:image-count="0" meta:object-count="0" meta:page-count="1" meta:paragraph-count="1" meta:word-count="5" meta:character-count="48"/>
    <meta:user-defined meta:name="Info 1"/>
    <meta:user-defined meta:name="Info 2"/>
    <meta:user-defined meta:name="Info 3"/>
    <meta:user-defined meta:name="Info 4"/>
  </office:meta>
</office:document-meta>
</file>